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bbcb" officeooo:paragraph-rsid="0001bbc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1bbcb" officeooo:paragraph-rsid="0001bbcb"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b855" officeooo:paragraph-rsid="0006b855" style:font-size-asian="14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bcb" officeooo:paragraph-rsid="0001bbc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rsid="0003b7e1" officeooo:paragraph-rsid="0003b7e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726a7" officeooo:paragraph-rsid="000726a7"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6pt" fo:font-style="italic" style:text-underline-style="none" fo:font-weight="bold" officeooo:rsid="00078f22" officeooo:paragraph-rsid="00078f22" style:font-size-asian="14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font-size="16pt" fo:font-style="italic" style:text-underline-style="none" fo:font-weight="normal" officeooo:rsid="00078f22" officeooo:paragraph-rsid="00078f22" style:font-size-asian="14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6pt" fo:font-style="italic" style:text-underline-style="none" fo:font-weight="normal" officeooo:rsid="00081340" officeooo:paragraph-rsid="00081340" style:font-size-asian="14pt" style:font-style-asian="italic" style:font-weight-asian="normal" style:font-size-complex="16pt" style:font-style-complex="italic" style:font-weight-complex="normal"/>
    </style:style>
    <style:style style:name="T1" style:family="text">
      <style:text-properties officeooo:rsid="000726a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cherches</text:p>
      <text:p text:style-name="P1"/>
      <text:p text:style-name="P2">Rob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livier</text:p>
      <text:p text:style-name="P2"/>
      <text:p text:style-name="P8">De quand vient le drône ?</text:p>
      <text:p text:style-name="P9">Le concept du drône nait après la première guerre mondiale (1918). Notament pour lancer des torpilles aériennes, embarquant un gyroscope tout cela en était téléguidé par une manette, sans fil. Ce qui est une première pour l’époque.<text:line-break/>Malheureusement, le drône n’as pas été operationnel sur le terrain.</text:p>
      <text:p text:style-name="P9"/>
      <text:p text:style-name="P9">De nombreux ingenieurs à travers le monde ont fabriqué des prototype. En passant des Etats-Unis, la France, l’Allemagne et quelques autres pays.</text:p>
      <text:p text:style-name="P9"/>
      <text:p text:style-name="P9">Le drône qui a marqué le début de celui-ci vient des Etats-Unis. Le projet se nomme : “Hewitt-Sperry automatic airplane.” Ce-dernier à été inventé par les 3 ingénieurs Elmer Ambrose Sperry, Lawrence Sperry &amp; Peter Cooper Hewitt.</text:p>
      <text:p text:style-name="P9"/>
      <text:p text:style-name="P9">Pour la France, c’est le pilote Max Boucher qui fait voler un drône sur une longueur d’1KM. C’est grâce à ce vol et a des nombreux essais qu’une 2ème version du drône est sorti, celui-ci à volé un peu plus de 51 minutes, sur un distance de 100KM.</text:p>
      <text:p text:style-name="P9"/>
      <text:p text:style-name="P10">Au cours de la guerre 40-45, l’armée Allemande s’est intéressé d’un peu plus près aux drônes. Cherchant de nouvelles tactiques afin de vaincre l’ennemi. Les drônes étaient équipes généralement de bombes.</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ias</text:p>
      <text:p text:style-name="P2"/>
      <text:p text:style-name="P2"/>
      <text:p text:style-name="P5"><text:span text:style-name="T2">Drone de course :</text:span> drone fais pour les courses et les championnats, ils ont une grande vitesse et sont asser petit pour pouvoir aller aussi vite(+ de 100km/h à vitesse max). Des championnats mondiaux sont organisés tout les ans avec plusieurs milliers de dollars à gagner.</text:p>
      <text:p text:style-name="P5"/>
      <text:p text:style-name="P6"><text:span text:style-name="T2">Drone de photographie :</text:span> créé pour la photographie avec une portée pour les milieux de game de 2 km pour pouvoir prendre des photos de loin <text:span text:style-name="T1">ou de près. Les drones de photogrphie sont équilibrer pour que si on ne touche pas à la manette il reste flotter dans les airs. Certains drones de photographie à partir du milieux de gamme ont des capteur pour éviter qu’ils volent contre des objets, mûrs, végétation, etc</text:span></text:p>
      <text:p text:style-name="P6"/>
      <text:p text:style-name="P7">Drone freestyle :<text:span text:style-name="T3"> Les drones de freestyle aussi appelés drones d’accrobatie sont fais pour que seuls vous ayez le controle dessus, c’est simple si vous vous êtes pas entraîné dans un simulateur, vous allez vous crash. Même avec entraînement dans un simulateur vous allez crash car beaucoup de paramètres ne sont pas présent sur les simulateurs comme le vent ou la pression de l’air.</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Abd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12-04T09:57:59.349000000</dc:date>
    <meta:editing-duration>PT14M41S</meta:editing-duration>
    <meta:editing-cycles>6</meta:editing-cycles>
    <meta:document-statistic meta:table-count="0" meta:image-count="0" meta:object-count="0" meta:page-count="4" meta:paragraph-count="14" meta:word-count="380" meta:character-count="2239" meta:non-whitespace-character-count="1873"/>
  </office:meta>
</office:document-meta>
</file>